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adornments="Normal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3" fo:font-size="10pt" style:font-size-asian="10pt" style:font-size-complex="10pt"/>
    </style:style>
    <style:style style:name="P2" style:family="paragraph" style:parent-style-name="ABNT_20_-_20_Capa">
      <style:text-properties officeooo:paragraph-rsid="00092f8c"/>
    </style:style>
    <style:style style:name="P3" style:family="paragraph" style:parent-style-name="ABNT_20_-_20_Capa">
      <style:text-properties officeooo:rsid="002a170c" officeooo:paragraph-rsid="002a170c"/>
    </style:style>
    <style:style style:name="P4" style:family="paragraph" style:parent-style-name="ABNT_20_-_20_Títulos_20_centralizados">
      <style:paragraph-properties fo:break-before="page"/>
    </style:style>
    <style:style style:name="P5" style:family="paragraph" style:parent-style-name="ABNT_20_-_20_Título_20_1" style:master-page-name="Index">
      <style:paragraph-properties style:page-number="auto"/>
      <style:text-properties officeooo:rsid="006c6b7f" officeooo:paragraph-rsid="006c6b7f"/>
    </style:style>
    <style:style style:name="P6" style:family="paragraph" style:parent-style-name="ABNT_20_-_20_Corpo_20_de_20_texto">
      <style:text-properties officeooo:rsid="006d984a" officeooo:paragraph-rsid="006d984a"/>
    </style:style>
    <style:style style:name="P7" style:family="paragraph" style:parent-style-name="ABNT_20_-_20_Capa">
      <style:text-properties fo:text-transform="uppercase" style:font-name="Times New Roman" fo:font-weight="bold" officeooo:rsid="006c6b7f" officeooo:paragraph-rsid="006c6b7f"/>
    </style:style>
    <style:style style:name="P8" style:family="paragraph" style:parent-style-name="ABNT_20_-_20_Capa">
      <style:text-properties fo:text-transform="uppercase" style:font-name="Times New Roman" fo:font-weight="bold" officeooo:rsid="006c6b7f" officeooo:paragraph-rsid="006c6b7f" fo:background-color="transparent"/>
    </style:style>
    <style:style style:name="P9" style:family="paragraph" style:parent-style-name="ABNT_20_-_20_Capa">
      <style:text-properties officeooo:rsid="006c6b7f" officeooo:paragraph-rsid="006c6b7f"/>
    </style:style>
    <style:style style:name="P10" style:family="paragraph" style:parent-style-name="ABNT_20_-_20_Capa">
      <style:text-properties fo:font-weight="normal" officeooo:rsid="006c6b7f" officeooo:paragraph-rsid="006c6b7f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2cm"/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2cm"/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text-transform="uppercase" style:font-name="Times New Roman"/>
    </style:style>
    <style:style style:name="T2" style:family="text">
      <style:text-properties fo:text-transform="uppercase" style:font-name="Times New Roman" fo:font-weight="bold"/>
    </style:style>
    <style:style style:name="T3" style:family="text">
      <style:text-properties fo:text-transform="uppercase" style:font-name="Times New Roman" fo:font-weight="bold" officeooo:rsid="00092f8c"/>
    </style:style>
    <style:style style:name="T4" style:family="text">
      <style:text-properties fo:text-transform="uppercase" style:font-name="Times New Roman" fo:font-weight="bold" officeooo:rsid="00688487"/>
    </style:style>
    <style:style style:name="T5" style:family="text">
      <style:text-properties fo:text-transform="uppercase" style:font-name="Times New Roman" officeooo:rsid="006c6b7f"/>
    </style:style>
    <style:style style:name="T6" style:family="text">
      <style:text-properties fo:text-transform="uppercase" style:font-name="Times New Roman" officeooo:rsid="006d984a"/>
    </style:style>
    <style:style style:name="T7" style:family="text">
      <style:text-properties fo:text-transform="uppercase" fo:color="#000000" style:font-name="Times New Roman" fo:font-weight="bold" officeooo:rsid="006c6b7f" fo:background-color="transparent" loext:char-shading-value="0"/>
    </style:style>
    <style:style style:name="T8" style:family="text">
      <style:text-properties fo:text-transform="uppercase" fo:color="#000000" style:font-name="Times New Roman" fo:font-weight="bold" officeooo:rsid="00092f8c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ABNT_20_-_20_Capa">UNIVERSIDADE FEDERAL DA FRONTEIRA SUL</text:p>
      <text:p text:style-name="ABNT_20_-_20_Capa">CAMPUS <text:span text:style-name="T7">CHAPECÓ</text:span></text:p>
      <text:p text:style-name="P2"><text:span text:style-name="T3">CURSO DE Ciênc</text:span><text:span text:style-name="T8">ia</text:span><text:span text:style-name="T7"> da computação 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7">luiz <text:s/>h. r. faccio</text:p>
      <text:p text:style-name="P7">gabrielli g. lara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9">trabalho integrador – parte 1</text:p>
      <text:p text:style-name="P10">Elicitação e especificação de requisitos</text:p>
      <text:p text:style-name="ABNT_20_-_20_Capa"/>
      <text:p text:style-name="P3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8">chapecó</text:p>
      <text:p text:style-name="P9"><text:span text:style-name="T4">2</text:span><text:span text:style-name="T2">023</text:span></text:p>
      <text:p text:style-name="P4">sumário</text:p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611_1891838044" text:style-name="Index_20_Link" text:visited-style-name="Index_20_Link">1<text:tab/>Empresa<text:tab/>3</text:a></text:p>
          <text:p text:style-name="P12"><text:a xlink:type="simple" xlink:href="#__RefHeading__613_1891838044" text:style-name="Index_20_Link" text:visited-style-name="Index_20_Link">1.1<text:tab/>Identificação<text:tab/>3</text:a></text:p>
          <text:p text:style-name="P12"><text:a xlink:type="simple" xlink:href="#__RefHeading__615_1891838044" text:style-name="Index_20_Link" text:visited-style-name="Index_20_Link">1.2<text:tab/>ENTREVISTADOS<text:tab/>3</text:a></text:p>
          <text:p text:style-name="P12"><text:a xlink:type="simple" xlink:href="#__RefHeading__617_1891838044" text:style-name="Index_20_Link" text:visited-style-name="Index_20_Link">1.3<text:tab/>FUNCIONAMENTO DA EMPRESA<text:tab/>3</text:a></text:p>
          <text:p text:style-name="P12"><text:a xlink:type="simple" xlink:href="#__RefHeading__619_1891838044" text:style-name="Index_20_Link" text:visited-style-name="Index_20_Link">1.4<text:tab/>PROBLEMAS ENCONTRADOS<text:tab/>3</text:a></text:p>
          <text:p text:style-name="P12"><text:a xlink:type="simple" xlink:href="#__RefHeading__621_1891838044" text:style-name="Index_20_Link" text:visited-style-name="Index_20_Link">1.5<text:tab/>NECESSIDADES E EXPECTATIVAS<text:tab/>3</text:a></text:p>
          <text:p text:style-name="P11"><text:a xlink:type="simple" xlink:href="#__RefHeading__623_1891838044" text:style-name="Index_20_Link" text:visited-style-name="Index_20_Link">2<text:tab/>Requisitos<text:tab/>4</text:a></text:p>
          <text:p text:style-name="P12"><text:a xlink:type="simple" xlink:href="#__RefHeading__625_1891838044" text:style-name="Index_20_Link" text:visited-style-name="Index_20_Link">2.1<text:tab/>Requisitos funcionais<text:tab/>4</text:a></text:p>
          <text:p text:style-name="P11"><text:a xlink:type="simple" xlink:href="#__RefHeading__627_1891838044" text:style-name="Index_20_Link" text:visited-style-name="Index_20_Link">3<text:tab/>github<text:tab/>5</text:a></text:p>
        </text:index-body>
      </text:table-of-content>
      <text:p text:style-name="ABNT_20_-_20_Corpo_20_de_20_texto"/>
      <text:p text:style-name="ABNT_20_-_20_Corpo_20_de_20_texto"/>
      <text:h text:style-name="P5" text:outline-level="1"><text:bookmark-start text:name="__RefHeading__611_1891838044"/><text:span text:style-name="T2">Empresa</text:span><text:bookmark-end text:name="__RefHeading__611_1891838044"/></text:h>
      <text:h text:style-name="ABNT_20_-_20_Título_20_2" text:outline-level="2"><text:bookmark-start text:name="__RefHeading__613_1891838044"/><text:span text:style-name="T1">Identificação</text:span><text:bookmark-end text:name="__RefHeading__613_1891838044"/></text:h>
      <text:h text:style-name="ABNT_20_-_20_Título_20_2" text:outline-level="2"><text:bookmark-start text:name="__RefHeading__615_1891838044"/><text:span text:style-name="T1">ENTREVISTADOS</text:span><text:bookmark-end text:name="__RefHeading__615_1891838044"/></text:h>
      <text:h text:style-name="ABNT_20_-_20_Título_20_2" text:outline-level="2"><text:bookmark-start text:name="__RefHeading__617_1891838044"/><text:span text:style-name="T1">FUNCIONAMENTO DA EMPRESA</text:span><text:bookmark-end text:name="__RefHeading__617_1891838044"/></text:h>
      <text:h text:style-name="ABNT_20_-_20_Título_20_2" text:outline-level="2"><text:bookmark-start text:name="__RefHeading__619_1891838044"/><text:span text:style-name="T1">PROBL</text:span><text:span text:style-name="T5">E</text:span><text:span text:style-name="T1">MAS ENCONTRADOS</text:span><text:bookmark-end text:name="__RefHeading__619_1891838044"/></text:h>
      <text:h text:style-name="ABNT_20_-_20_Título_20_2" text:outline-level="2"><text:bookmark-start text:name="__RefHeading__621_1891838044"/><text:span text:style-name="T5">NECESSIDADES E EXPECTATIVAS</text:span><text:bookmark-end text:name="__RefHeading__621_1891838044"/></text:h>
      <text:h text:style-name="ABNT_20_-_20_Título_20_1" text:outline-level="1"><text:bookmark-start text:name="__RefHeading__623_1891838044"/><text:span text:style-name="T5">R</text:span><text:span text:style-name="T1">equisitos</text:span><text:bookmark-end text:name="__RefHeading__623_1891838044"/></text:h>
      <text:h text:style-name="ABNT_20_-_20_Título_20_2" text:outline-level="2"><text:bookmark-start text:name="__RefHeading__625_1891838044"/><text:span text:style-name="T1">Requisitos funcionais</text:span><text:bookmark-end text:name="__RefHeading__625_1891838044"/></text:h>
      <text:h text:style-name="ABNT_20_-_20_Título_20_1" text:outline-level="1"><text:bookmark-start text:name="__RefHeading__627_1891838044"/><text:span text:style-name="T1">Githu</text:span><text:span text:style-name="T6">B</text:span><text:bookmark-end text:name="__RefHeading__627_1891838044"/></text:h>
      <text:p text:style-name="P6">O repositório digital do presente trabalho se encontra em:</text:p>
      <text:p text:style-name="P6"><text:a xlink:type="simple" xlink:href="https://github.com/LuizHRF/Trabalho_Integrador" text:style-name="Internet_20_link" text:visited-style-name="Visited_20_Internet_20_Link">https://github.com/LuizHRF/Trabalho_Integrad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4" svg:font-family="'Times New Roman'" style:font-adornments="Normal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Itálico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7.999cm" fo:margin-right="0cm" fo:line-height="100%" fo:text-align="justify" style:justify-single-word="false" fo:orphans="2" fo:widows="2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Normal" style:font-family-generic="roman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cm" fo:margin-right="0cm" fo:margin-top="0cm" fo:margin-bottom="0.9cm" loext:contextual-spacing="false" fo:line-height="150%" fo:text-align="start" style:justify-single-word="false" style:register-true="false" fo:text-indent="0cm" style:auto-text-indent="false" style:page-number="auto" fo:break-before="page" fo:keep-with-next="always" style:vertical-align="baseline">
        <style:tab-stops/>
      </style:paragraph-properties>
      <style:text-properties fo:text-transform="uppercas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text-transform="uppercas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cm" fo:margin-right="0cm" fo:margin-top="0.9cm" fo:margin-bottom="0.9cm" loext:contextual-spacing="false" fo:text-align="start" style:justify-single-word="false" fo:text-indent="0cm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cm" fo:margin-right="0cm" fo:text-align="center" style:justify-single-word="false" fo:text-indent="0cm" style:auto-text-indent="false"/>
      <style:text-properties fo:text-transform="uppercase" fo:font-weight="bold"/>
    </style:style>
    <style:style style:name="ABNT_20_-_20_Natureza_20_do_20_trabalho" style:display-name="ABNT - Natureza do trabalho" style:family="paragraph" style:parent-style-name="Standard">
      <style:paragraph-properties fo:margin-left="7.999cm" fo:margin-right="0cm" fo:line-height="100%" fo:text-align="justify" style:justify-single-word="false" fo:text-indent="0cm" style:auto-text-indent="false"/>
      <style:text-properties style:font-name="Times New Roman" fo:font-family="'Times New Roman'" style:font-style-name="Normal" style:font-family-generic="roman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7.999cm" fo:margin-right="0cm" fo:line-height="150%" fo:text-align="justify" style:justify-single-word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cm" fo:margin-right="0cm" fo:margin-top="0cm" fo:margin-bottom="0.9cm" loext:contextual-spacing="false" fo:text-align="center" style:justify-single-word="false" fo:text-indent="0cm" style:auto-text-indent="false"/>
      <style:text-properties fo:text-transform="uppercase" fo:font-weight="bold"/>
    </style:style>
    <style:style style:name="Texto_20_normal_20_do_20_trabalho" style:display-name="Texto normal do trabalho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cm" fo:margin-right="0cm" fo:text-indent="0cm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4.001cm" fo:margin-right="0cm" fo:margin-top="1cm" fo:margin-bottom="1cm" loext:contextual-spacing="false" fo:line-height="100%" fo:text-indent="0cm" style:auto-text-indent="false"/>
      <style:text-properties style:font-name="Times New Roman" fo:font-family="'Times New Roman'" style:font-style-name="Normal" style:font-family-generic="roman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5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4.001cm" fo:margin-right="0cm" fo:margin-top="0.212cm" fo:margin-bottom="0.212cm" loext:contextual-spacing="false" fo:line-height="100%" fo:text-align="justify" style:justify-single-word="false" fo:text-indent="0cm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Itálico" style:font-family-generic="roman" style:font-pitch="variable" fo:font-style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style:font-name="Times New Roman2" fo:font-family="'Times New Roman'" style:font-style-name="Negrito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Normal" style:font-family-generic="roman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  <style:text-properties style:font-name="Times New Roman2" fo:font-family="'Times New Roman'" style:font-style-name="Negrito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Contents_20_5" style:display-name="Contents 5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font-name="Times New Roman1" fo:font-family="'Times New Roman'" style:font-style-name="Itálico" style:font-family-generic="roman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cm" fo:margin-right="0cm" fo:line-height="100%" fo:text-align="center" style:justify-single-word="false" fo:text-indent="0cm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101cm" fo:margin-bottom="0cm" loext:contextual-spacing="false" fo:text-align="center" style:justify-single-word="false" style:page-number="auto"/>
      <style:text-properties style:font-name="Times New Roman" fo:font-family="'Times New Roman'" style:font-style-name="Normal" style:font-family-generic="roman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cm" fo:margin-right="0cm" fo:margin-top="0cm" fo:margin-bottom="0.9cm" loext:contextual-spacing="false" fo:text-align="center" style:justify-single-word="false" fo:text-indent="0cm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cm" fo:margin-bottom="0cm" loext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cm" fo:margin-right="0cm" fo:margin-top="0cm" fo:margin-bottom="0.499cm" loext:contextual-spacing="false" fo:line-height="100%" fo:text-align="start" style:justify-single-word="false" fo:text-indent="0cm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variant="normal" fo:text-transform="none" style:font-name="Times New Roman2" fo:font-family="'Times New Roman'" style:font-style-name="Negrito" style:font-family-generic="roman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cm" fo:margin-right="0cm" fo:margin-top="0.101cm" fo:margin-bottom="0cm" loext:contextual-spacing="false" fo:text-indent="0cm" style:auto-text-indent="false"/>
      <style:text-properties fo:font-size="10pt" officeooo:rsid="001dc3bf"/>
    </style:style>
    <style:style style:name="Quadr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style:font-name="Times New Roman" fo:font-family="'Times New Roman'" style:font-style-name="Normal" style:font-family-generic="roman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cm" fo:margin-right="0cm" fo:margin-top="0cm" fo:margin-bottom="0.199cm" loext:contextual-spacing="false" fo:line-height="150%" fo:text-align="center" style:justify-single-word="false" fo:text-indent="0cm" style:auto-text-indent="false" style:page-number="auto"/>
      <style:text-properties style:font-name="Times New Roman" fo:font-family="'Times New Roman'" style:font-style-name="Normal" style:font-family-generic="roman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4.001cm" fo:margin-right="0cm" fo:line-height="100%" fo:text-indent="0cm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cm" fo:margin-right="0cm" fo:text-align="start" style:justify-single-word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" fo:font-family="'Times New Roman'" style:font-style-name="Normal" style:font-family-generic="roman" style:font-pitch="variable" officeooo:rsid="00193578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3:33:31.335000000</meta:creation-date>
    <dc:date>2023-08-30T09:02:57.285000000</dc:date>
    <meta:editing-duration>PT9H17M11S</meta:editing-duration>
    <meta:editing-cycles>57</meta:editing-cycles>
    <meta:generator>LibreOffice/4.3.6.2$Windows_x86 LibreOffice_project/d50a87b2e514536ed401c18000dad4660b6a169e</meta:generator>
    <meta:document-statistic meta:table-count="0" meta:image-count="0" meta:object-count="0" meta:page-count="5" meta:paragraph-count="31" meta:word-count="99" meta:character-count="662" meta:non-whitespace-character-count="600"/>
  </office:meta>
</office:document-meta>
</file>